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lagen</text:p>
      <text:p text:style-name="P2"/>
      <text:p text:style-name="P2">Was ist ein Core?</text:p>
      <text:p text:style-name="P2"/>
      <text:p text:style-name="P2">Was ist ein Prozessor was eine CPU Was eine IP?</text:p>
      <text:p text:style-name="P2"/>
      <text:p text:style-name="P2">Was ist <draw:frame draw:style-name="fr1" draw:name="Objekt1" text:anchor-type="as-char" svg:width="0.633cm" svg:height="0.531cm" draw:z-index="0"><draw:object xlink:href="./Object 1" xlink:type="simple" xlink:show="embed" xlink:actuate="onLoad"/><draw:image xlink:href="./ObjectReplacements/Object 1" xlink:type="simple" xlink:show="embed" xlink:actuate="onLoad"/></draw:frame>was <draw:frame draw:style-name="fr1" draw:name="Objekt2" text:anchor-type="as-char" svg:width="0.64cm" svg:height="0.531cm" draw:z-index="1"><draw:object xlink:href="./Object 2" xlink:type="simple" xlink:show="embed" xlink:actuate="onLoad"/><draw:image xlink:href="./ObjectReplacements/Object 2" xlink:type="simple" xlink:show="embed" xlink:actuate="onLoad"/></draw:frame> was p welche regeln gelten dafür?</text:p>
      <text:p text:style-name="P2"/>
      <text:p text:style-name="P2">Was ist eine ALU?</text:p>
      <text:p text:style-name="P2"/>
      <text:p text:style-name="P2">Was ist ein Prozess, was ein Thread?</text:p>
      <text:p text:style-name="P2"/>
      <text:p text:style-name="P2">Was ist ein Betriebssystem?</text:p>
      <text:p text:style-name="P2"/>
      <text:p text:style-name="P2">Was sind die Ziele von verteilten Systemen?</text:p>
      <text:p text:style-name="P2"/>
      <text:p text:style-name="P2">Was ist SIMD was ist MIMD?</text:p>
      <text:p text:style-name="P2"/>
      <text:p text:style-name="P2">Wie sieht das Multitasking aus bei Threads?</text:p>
      <text:p text:style-name="P2"/>
      <text:p text:style-name="P2">Was ist eine Pipeline?</text:p>
      <text:p text:style-name="P2"/>
      <text:p text:style-name="P1">SIMD</text:p>
      <text:p text:style-name="P2"/>
      <text:p text:style-name="P2">Was ist Superskalarität?</text:p>
      <text:p text:style-name="P2"/>
      <text:p text:style-name="P2">Was ist eine Superskalare Pipeline?</text:p>
      <text:p text:style-name="P2"/>
      <text:p text:style-name="P2">Was ist ein Superskalarer Compiler?</text:p>
      <text:p text:style-name="P2"/>
      <text:p text:style-name="P2">Was ist ine Out of Order Analyse?</text:p>
      <text:p text:style-name="P2"/>
      <text:p text:style-name="P2">Was ist die Maximale Verbesserungsrate bei Superskalarität?</text:p>
      <text:p text:style-name="P2"/>
      <text:p text:style-name="P2">Was für Out of Order Verfahren gibt es?</text:p>
      <text:p text:style-name="P2"/>
      <text:p text:style-name="P2">Was ist Vektor Prozessierung?</text:p>
      <text:p text:style-name="P2"/>
      <text:p text:style-name="P2">Was sind Synergistische Execution Units?</text:p>
      <text:p text:style-name="P2"/>
      <text:p text:style-name="P1">Multithreading</text:p>
      <text:p text:style-name="P2"/>
      <text:p text:style-name="P2">Was ist Symetrisches Multiprocessing? Was sind die limitationen?</text:p>
      <text:p text:style-name="P2"/>
      <text:p text:style-name="P2">Was ist Manycore?</text:p>
      <text:p text:style-name="P2"/>
      <text:p text:style-name="P2">Was ist eine Mehrkern CPU?</text:p>
      <text:p text:style-name="P2"/>
      <text:p text:style-name="P2">Was ist Simultanious Multithreading?</text:p>
      <text:p text:style-name="P2"/>
      <text:p text:style-name="P2">Was sind Turbo CPUs?</text:p>
      <text:p text:style-name="P2"/>
      <text:p text:style-name="P2"><text:soft-page-break/>Was ist Thread Fragmentierung? Welche Arten von Thread Fragmentierung gibt es?</text:p>
      <text:p text:style-name="P2"/>
      <text:p text:style-name="P2">Wie funktioniert Thread Interaktion? Was ist die Vorher Nachher Relation?</text:p>
      <text:p text:style-name="P2"/>
      <text:p text:style-name="P2"/>
      <text:p text:style-name="P2">Was tun bei frühzeitigem Thread Interrupt?</text:p>
      <text:p text:style-name="P2"/>
      <text:p text:style-name="P2">Was ist ein Kritischer Abschnitt? Wann ist eine Menge kritisch? Was gibt es für Lösungen?</text:p>
      <text:p text:style-name="P2"/>
      <text:p text:style-name="P1">Multiprogramming</text:p>
      <text:p text:style-name="P2"/>
      <text:p text:style-name="P2">Wie ist der Unterschied hier zu Multithreading?</text:p>
      <text:p text:style-name="P2"/>
      <text:p text:style-name="P2">Wo lohnt sich Multiprogramming?</text:p>
      <text:p text:style-name="P2"/>
      <text:p text:style-name="P2">Was ist der Bottleneck?</text:p>
      <text:p text:style-name="P2"/>
      <text:p text:style-name="P2">Was sind Variable Scopes? Was haben sie mit Multiprogramming zu tun?</text:p>
      <text:p text:style-name="P2"/>
      <text:p text:style-name="P2">Was ist ein Computer Cluster? Was für Computer Cluster gibt es?</text:p>
      <text:p text:style-name="P2"/>
      <text:p text:style-name="P2">Was ist ein Computer Grid?</text:p>
      <text:p text:style-name="P2"/>
      <text:p text:style-name="P2">Was für Algorithmen lassen sich mit Computer Grids lösen?</text:p>
      <text:p text:style-name="P2"/>
      <text:p text:style-name="P2">Was ist hier schwieriger als bei Computer Clustern?</text:p>
      <text:p text:style-name="P2"/>
      <text:p text:style-name="P2">Was für Grobe DesignStrukturen gibt es bei Grids?</text:p>
      <text:p text:style-name="P2"/>
      <text:p text:style-name="P1">InterprozessKommunikation</text:p>
      <text:p text:style-name="P2"/>
      <text:p text:style-name="P2">Was ist der Unterschied hier zwischen Inter und Intra?</text:p>
      <text:p text:style-name="P2"/>
      <text:p text:style-name="P2">Wie funktioniert 1:1 Kommunikation? Wie addressiert man einen ServerProzess eindeutig?</text:p>
      <text:p text:style-name="P2"/>
      <text:p text:style-name="P2">Wie funktioniert 1:n Kommunikation? Was ist der Unterschied von Broadcast zu Multicast? Wie funktioniert ein Multicast?</text:p>
      <text:p text:style-name="P2"/>
      <text:p text:style-name="P2">Was ist die EBNF?</text:p>
      <text:p text:style-name="P2"/>
      <text:p text:style-name="P2">Was ist ein Remote Procedure Call? Was ist Marshalling?</text:p>
      <text:p text:style-name="P2"/>
      <text:p text:style-name="P2">Was ist ein Service? Was ein Webservice?</text:p>
      <text:p text:style-name="P2"/>
      <text:p text:style-name="P2">Was ist ein Subjekt orientierter was ein Objekt orientierter Webservice?</text:p>
      <text:p text:style-name="P2"/>
      <text:p text:style-name="P2">Was ist WSDL? Wie ist eine WSDL Datei aufgebaut?</text:p>
      <text:p text:style-name="P2"/>
      <text:p text:style-name="P2">Was ist SOAP? Wie ist SOAP aufgebaut?</text:p>
      <text:p text:style-name="P2"/>
      <text:p text:style-name="P2">Was für Middleware benutzt man oft in Java um das alles einfacher zu machen?</text:p>
      <text:p text:style-name="P2"/>
      <text:p text:style-name="P2"><text:soft-page-break/>Was braucht man um damit zu arbeiten?</text:p>
      <text:p text:style-name="P2"/>
      <text:p text:style-name="P2">Was ist ein Sequest/Response Bean?</text:p>
      <text:p text:style-name="P2"/>
      <text:p text:style-name="P2">Wie sehen die Annotationen dieser Technologie aus? Was ist eine Annotation?</text:p>
      <text:p text:style-name="P2"/>
      <text:p text:style-name="P2">Was ist bei Webservices Top-Down Was Bottom Up Development?</text:p>
      <text:p text:style-name="P2"/>
      <text:p text:style-name="P2">Was ist REST? Was ist der Unterschied zwischen RESTless und RESTfull?</text:p>
      <text:p text:style-name="P2"/>
      <text:p text:style-name="P1">Verteilte Daten</text:p>
      <text:p text:style-name="P2"/>
      <text:p text:style-name="P2">Was ist Fragmentierung? Was für Architekturen gibt es hier?</text:p>
      <text:p text:style-name="P2"/>
      <text:p text:style-name="P2">Was ist Replikation? Was für Architekturen gibt es hier? Was sind ihre Vor und Nachteile?</text:p>
      <text:p text:style-name="P2"/>
      <text:p text:style-name="P2">Was ist Caching? Was für Cache <text:s/>Topologien gibt es?</text:p>
      <text:p text:style-name="P2"/>
      <text:p text:style-name="P2">Was ist ein Hit Was ein Miss? Was für Verfahren gibt es um Misse zu minimieren?</text:p>
      <text:p text:style-name="P2"/>
      <text:p text:style-name="P2">Was für Arten des Schreibens gibt es bei einem Verteilten Cache?</text:p>
      <text:p text:style-name="P2"/>
      <text:p text:style-name="P2">Was ist Content Distribution? Was ist eom Content Delivery Network?</text:p>
      <text:p text:style-name="P2"/>
      <text:p text:style-name="P2">Was für Verfahren gibt es dabei?</text:p>
      <text:p text:style-name="P2"/>
      <text:p text:style-name="P2">Was ist der Unterschied zwischen Relationalen und Hierarchischen Datenbanken?</text:p>
      <text:p text:style-name="P2"/>
      <text:p text:style-name="P2">Was sind die ACID Kriterien? Erkläre sie!</text:p>
      <text:p text:style-name="P2"/>
      <text:p text:style-name="P2">Sind diese Kriterien bei einzelnen SQL Befehlen erfüllt? Für Sequenzen von Befehlen?</text:p>
      <text:p text:style-name="P2"/>
      <text:p text:style-name="P2">Was für Fremdschlüssel Contstraints gibt es?</text:p>
      <text:p text:style-name="P2"/>
      <text:p text:style-name="P2">Was ist hierbei Synchronisationj? Was für Arten der Synchronisation gibt es?</text:p>
      <text:p text:style-name="P2"/>
      <text:p text:style-name="P2">Was sind Transaktionen? Was gibt es hier für einen Isolationsgrad? Wie sieht es hier mit ACID aus?</text:p>
      <text:p text:style-name="P2"/>
      <text:p text:style-name="P2">Was für Arten von Transaktionen gibt es?</text:p>
      <text:p text:style-name="P2"/>
      <text:p text:style-name="P2">Was sind verteilte Datenbanken? Was für Möglichkeiten gibt es hierbei? Erläutere sie!</text:p>
      <text:p text:style-name="P2"/>
      <text:p text:style-name="P2"/>
      <text:p text:style-name="P2"/>
      <text:p text:style-name="P2"/>
      <text:p text:style-name="P2"/>
      <text:p text:style-name="P2">10 Themenbereiche 3 Punkte pro Themenbereich</text:p>
      <text:p text:style-name="P2">pro Themenbereich paar vllt 4 kleine Fragen mit kleinen Antworten</text:p>
      <text:p text:style-name="P2">Überall Grundlagen also Definitionen wissen bringen</text:p>
      <text:p text:style-name="P2">und Übertragenes Wissen</text:p>
      <text:p text:style-name="P2">typische Frage: Simd Mimd Sisd hälfte der Zeit -&gt; Hälfte der Fragen</text:p>
      <text:p text:style-name="P2">Fragen zu Subjekt Orientierten Services und Objekt Orientierten Services</text:p>
      <text:p text:style-name="P2"><text:soft-page-break/>Edge Server und ACID Kriterien Auf jeden Fall</text:p>
      <text:p text:style-name="P2">Kein Code!! </text:p>
      <text:p text:style-name="P2">Alles Nur Verstehen. Grafiken nich nachmalen, sondern neu selber machen</text:p>
      <text:p text:style-name="P2">Cache cs. Replikation</text:p>
      <text:p text:style-name="P2">TCP vs. UDP</text:p>
      <text:p text:style-name="P2">Skalierung mit irgendeinem Gesetz Keine Skalierungsberechnungen</text:p>
      <text:p text:style-name="P2">Größenordnung der Skalierungsfaktoren Tabellen</text:p>
      <text:p text:style-name="P2">GrößenOrdnung der Verfahren stehen drin. Grob Auswendiglernen als einziges Detailwiss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1:24:47.45</meta:creation-date>
    <meta:editing-duration>PT10H44M5S</meta:editing-duration>
    <meta:editing-cycles>47</meta:editing-cycles>
    <meta:generator>OpenOffice/4.0.0$Win32 OpenOffice.org_project/400m3$Build-9702</meta:generator>
    <dc:date>2015-07-21T16:30:22.44</dc:date>
    <meta:document-statistic meta:table-count="0" meta:image-count="0" meta:object-count="2" meta:page-count="4" meta:paragraph-count="86" meta:word-count="633" meta:character-count="41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f</mi>
        <mi>s</mi>
      </msub>
    </mrow>
    <annotation encoding="StarMath 5.0">f_s</annotation>
  </semantics>
</math>
</file>

<file path=Object 2/content.xml><?xml version="1.0" encoding="utf-8"?>
<math xmlns="http://www.w3.org/1998/Math/MathML">
  <semantics>
    <mrow>
      <msub>
        <mi>f</mi>
        <mi>e</mi>
      </msub>
    </mrow>
    <annotation encoding="StarMath 5.0">f_e</annotation>
  </semantics>
</math>
</file>